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90b48" officeooo:paragraph-rsid="00090b48"/>
    </style:style>
    <style:style style:name="P2" style:family="paragraph" style:parent-style-name="Standard">
      <style:text-properties officeooo:rsid="00095b4a" officeooo:paragraph-rsid="00095b4a"/>
    </style:style>
    <style:style style:name="P3" style:family="paragraph" style:parent-style-name="Standard">
      <style:text-properties officeooo:rsid="00098e42" officeooo:paragraph-rsid="00098e42"/>
    </style:style>
    <style:style style:name="P4" style:family="paragraph" style:parent-style-name="Standard">
      <style:text-properties officeooo:rsid="000ae3d9" officeooo:paragraph-rsid="000ae3d9"/>
    </style:style>
    <style:style style:name="P5" style:family="paragraph" style:parent-style-name="Standard">
      <style:text-properties officeooo:rsid="000ae3d9" officeooo:paragraph-rsid="000bedc0"/>
    </style:style>
    <style:style style:name="P6" style:family="paragraph" style:parent-style-name="Standard">
      <style:text-properties officeooo:rsid="000bedc0" officeooo:paragraph-rsid="000bedc0"/>
    </style:style>
    <style:style style:name="P7" style:family="paragraph" style:parent-style-name="Standard">
      <style:text-properties officeooo:rsid="000d22d5" officeooo:paragraph-rsid="000d22d5"/>
    </style:style>
    <style:style style:name="P8" style:family="paragraph" style:parent-style-name="Standard">
      <style:text-properties officeooo:rsid="000d5758" officeooo:paragraph-rsid="000d5758"/>
    </style:style>
    <style:style style:name="P9" style:family="paragraph" style:parent-style-name="Standard">
      <style:text-properties officeooo:rsid="000d8a96" officeooo:paragraph-rsid="000d8a96"/>
    </style:style>
    <style:style style:name="P10" style:family="paragraph" style:parent-style-name="Standard">
      <style:text-properties officeooo:rsid="000f6864" officeooo:paragraph-rsid="000f6864"/>
    </style:style>
    <style:style style:name="P11" style:family="paragraph" style:parent-style-name="Standard">
      <style:text-properties officeooo:rsid="0010f532" officeooo:paragraph-rsid="0010f532"/>
    </style:style>
    <style:style style:name="P12" style:family="paragraph" style:parent-style-name="Standard">
      <style:text-properties officeooo:rsid="00112f7a" officeooo:paragraph-rsid="00112f7a"/>
    </style:style>
    <style:style style:name="P13" style:family="paragraph" style:parent-style-name="Standard">
      <style:text-properties officeooo:rsid="0012a087" officeooo:paragraph-rsid="0012a087"/>
    </style:style>
    <style:style style:name="P14" style:family="paragraph" style:parent-style-name="Standard">
      <style:text-properties officeooo:rsid="0012a087" officeooo:paragraph-rsid="00165f38"/>
    </style:style>
    <style:style style:name="P15" style:family="paragraph" style:parent-style-name="Standard">
      <style:text-properties officeooo:rsid="00146626" officeooo:paragraph-rsid="00146626"/>
    </style:style>
    <style:style style:name="P16" style:family="paragraph" style:parent-style-name="Standard">
      <style:text-properties officeooo:rsid="0018084a" officeooo:paragraph-rsid="0018084a"/>
    </style:style>
    <style:style style:name="T1" style:family="text">
      <style:text-properties officeooo:rsid="00098e42"/>
    </style:style>
    <style:style style:name="T2" style:family="text">
      <style:text-properties officeooo:rsid="000ae3d9"/>
    </style:style>
    <style:style style:name="T3" style:family="text">
      <style:text-properties officeooo:rsid="000bedc0"/>
    </style:style>
    <style:style style:name="T4" style:family="text">
      <style:text-properties officeooo:rsid="000f6864"/>
    </style:style>
    <style:style style:name="T5" style:family="text">
      <style:text-properties officeooo:rsid="00112f7a"/>
    </style:style>
    <style:style style:name="T6" style:family="text">
      <style:text-properties officeooo:rsid="00146626"/>
    </style:style>
    <style:style style:name="T7" style:family="text">
      <style:text-properties officeooo:rsid="00165f3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elkom bij mijn presentatie over de real time cadansaanpassing in een automatische fietstransmissie. </text:p>
      <text:p text:style-name="P1"/>
      <text:p text:style-name="P1">Tijdens het afgelopen schooljaar heb ik samengewerkt met IntuEdrive, een jonge startup opgestart door Tomas Keppens en Jorrit Heidbuchel. Samen proberen ze de tweewielermarkt te innoveren met hun elektrische fiets. Een groot probleem met elektrische fietsen is wat IntuEdrive de snelheid-veiligheid trade-off noemt. Hoe sneller een fiets gaat, hoe gevaarlijker hij wordt. Er is een grotere remafstand nodig, er is minder reactietijd, en meer. Sommige fietsen hebben reeds systemen die de veiligheid verbeteren (zoals het Bosch ABS systeem), maar deze zijn gebruiken nog steeds de achterstallige technologie van de hedendaagse fiets. IntuEdrive werkt al enkele jaren samen met KU Leuven om het concept van Tomas uit te werken. Enkele jaren geleden maakte Jorrit het eerste prototype, en besloten ze samen om IntuEdrive op te starten. Ze noemen hun elektrische fiets: Ellio.</text:p>
      <text:p text:style-name="P1"/>
      <text:p text:style-name="P1">Naast veiligheid, helpen elektrische fietsen ook met het fileleed in België. Jaar na jaar zien we het Belgisch wagenpark groeien. Er is wel een milieuvriendelijke trend onstaan. Er worden steeds meer elektrische en hybride wagens verkocht. Maar deze staan uiteraard nog steeds in de file. De mens gaat al gouw de auto nemen om ergens naar toe te gaan. Dit komt voornamelijk omdat de auto het meest betrouwbare vervoersmiddel is. IntuEdrive probeert hier verandering in te brengen.</text:p>
      <text:p text:style-name="P1"/>
      <text:p text:style-name="P2">Om de fiets veiliger en gebruiksvriendelijk te maken, was er een holistische aanpak nodig. Het traditionele ketting-tandwiel systeem is vervangen door een innovatie tweewielaandrijving systeem. <text:s text:c="2"/>Dit systeem laat toe om automatisch en op een continue manier te schakelen tussen versnellingen. Dit is verschillend met het traditioneel systeem, dat in discrete stappen schakelt. Dit systeem zorgt er ook voor dat de remafstand met maar liefst 60% daalt. Dit gecombineerd met elektrische remmen, kleine wielen, dikke banden en een stevig chasis zorgt voor een veilige, betrouwbare en makkelijk in gebruikbare fiets. Doordat het traditionele systeem weg is, is er ook minder onderhoud nodig. Denk aan de ketting die geolied moet worden of de remblokken die vervangen moeten worden.</text:p>
      <text:p text:style-name="P2"/>
      <text:p text:style-name="P2">Deze slide toont het huidige systeem weer in een blokdiagram. Op elk moment probeert de fietser een bepaalde snelheid te halen. Door harder of zachter te trappen zal de fiets versnellen of vertragen. Om zijn cadans aan te passen kan hij op twee knoppen duwen, 1 voor de cadans te verhogen en 1 om te verlagen. De fiets zelf meet continu de toestand van de fiets. Zo wordt de snelheid, helling, het koppel (kracht op pedalen), de stand van de trapas en meer gemeten. Deze metingen worden doorgestuurd naar de controller. De controller analyseerd deze toestand en bepaald <text:span text:style-name="T1">wat de motoren van de fiets doen. Er zijn motoren die extra ondersteuning geven en er is een motor die de cadans van de fietser bepaald.</text:span></text:p>
      <text:p text:style-name="P2"/>
      <text:p text:style-name="P3">De cadans kan handmatig worden ingesteld. Stel op 70 rpm. De controller probeert deze cadans stabiel te houden. Dus zelfs wanneer de fietser harder trapt, dan blijft de cadans stabiel. De Fiets zal wel sneller gaan. Dit is niet echt inuïtief. Er wordt verwacht dat de cadans zou verhogen bij het sneller trappen. Dit probleem heb ik aangepakt in mijn masterproef. Een oplossing hiervoor is het maken van een cadanscontroller die de cadans van een fietser gaat bepalen, wat voor iedere fietser trouwens verschilt.</text:p>
      <text:p text:style-name="P3"/>
      <text:p text:style-name="P3">Net zoals de controller, zal de cadanscontroller de toestand van de fiets gebruiken. Met deze toestand zou de optimale cadans van de fietser voorspeld moeten worden. Dit wordt in het fietsjargon de Freely Chosen Cadence genoemd. Deze voorspelling wordt dan doorgegeven aan de controller die dan op zich de motoren terug kan aanspreken.</text:p>
      <text:p text:style-name="P3"/>
      <text:p text:style-name="P3">Voordat ik aan de cadanscontroller ben begonnen, heb ik een fietssimulatie gemaakt. De simulatie is <text:s/>flexibel. Ik kan veel data genereren, met telkens verschillende parameters. Het genereert ook <text:soft-page-break/>consistente data, wat het makkelijk maakt om verschillende algoritmes uit te testen op dezelfde data. Ten slotte kan er kwantitatief geëvalueerd worden, wat in werkelijkheid moeilijk is. Er kan een error berekend worden tussen de voorspellingen en de correcte cadans.</text:p>
      <text:p text:style-name="P3"/>
      <text:p text:style-name="P3">Maar wat is juist de correcte cadans? Dit wordt voorgesteld met het fietsersmodel. Het fietsersmodel bepaald de FCC (freely chosen cadance) van een fietser. Dus wat de fietser zou willen trappen. Wat juist de correct formule is van FCC is moeilijk te zeggen. Er is weinig onderzoek naar gedaan <text:span text:style-name="T2">wat juist de formule is. Er is onderzoek gedaan naar wat de FCC beïnvloed. Ik heb mij daarop gebaseerd.Ik heb gekozen voor een simpel </text:span>model op basis van bijvoorbeeld het gemiddeld koppel, helling of snelheid. Het model is plug and play, wat het makkelijk maakt om verschillende fietsers te laten rijden tijdens experimenten.</text:p>
      <text:p text:style-name="P3"/>
      <text:p text:style-name="P4">Het koppelverloop van een fietser is sinusvormig in functie van Tdc, wat kan gezien worden als het gemiddelde koppel. In de foto rechts ziet u waarom het een sinusfunctie is. Wanneer de trapas horizontaal staat, kan er veel meer kracht geleverd worden dan waneer hij vertikaal staat. Bovendien wordt het koppel gemodeleerd als een proportionele regelaar. Hoe groter het verschil is tussen de huidige snelheid en de referentie snelheid, hoe meer koppel er zal geleverd worden. Er staat een maximum op in functie van de cadans. Dit limiteert hoeveel kracht de simulatie kan geven. Er is een hoog maximum koppel bij lage cadans en vice versa bij hoge cadans. Dit is ook zichtbaar in motoren. K bepaald hoe aggressief de fietser zijn referentie snelheid zoekt te halen.</text:p>
      <text:p text:style-name="P4"/>
      <text:p text:style-name="P4">In de foto hier ziet u een voorbeeld van het menselijk koppelverloop en het gesimuleerde koppelverloop. Bij het menselijke verloop wisselen hoge en lage pieken elkaar af. Dit wijst op een dominant been, wat natuurlijk ook gesimuleerd kan worden.</text:p>
      <text:p text:style-name="P4"/>
      <text:p text:style-name="P5">Uiteindelijk werken er ook nog lasten in op de fiets. Er zijn 3 verschillende lasten voorzien. Zwaartekracht, rolweerstand en luchtweerstand. <text:span text:style-name="T3">Samen vormen ze de totale last. </text:span></text:p>
      <text:p text:style-name="P5"><text:span text:style-name="T3">Om dit te laten werken moet er nog een terein gegenereerd worden om een helling te krijgen. Zowel de zwaartekracht als rolweerstand last hebben dit nodig. Meestal wordt een helling in % uitgedrukt, maar makkelijke berekeningen te doen heb ik het in radialen uitgedrukt. Het terrein wordt gegenereerd met behulp van Perlin Noise. Dit is een manier van willekeurig, opeenvolgende getallen genereren zoals zichtbaar in de foto. De helling is beperkt tussen 0-0.1 radialen, wat toevallig overeenkomt met 0-10% hellingsgraad.</text:span></text:p>
      <text:p text:style-name="P5"/>
      <text:p text:style-name="P6">Ten slotte wordt de snelheid bepaald met de typische Force = Mass x Acceleration. Met behulp van een voorwaardse Euler forlume, hier uitgewerkt kan de snelheid bepaald worden met behulp van de vorige snelheid, wat vanonder te zien is.</text:p>
      <text:p text:style-name="P6"/>
      <text:p text:style-name="P7">En nu wat uitleg over het machine learning gedeelte.</text:p>
      <text:p text:style-name="P7"/>
      <text:p text:style-name="P7">Voordat de cadans voorspeld wordt, moet de data nog gepreprocessed worden. Het is niet noodzakelijk om de data te normaliseren. Als er een afstandsformule gebruikt worden in het machine learning model, is het nuttig om te normaliseren. Anders niet.</text:p>
      <text:p text:style-name="P7">De input van het machine learning model is een sequentie van observatie. 1 observatie bestaat uit een deel van de toestand van de fiets, met onderandere de hoek van de trapas, het gemeten koppel, de snelheid en de helling van de fiets. Als input worden meerdere van deze toestanden genomen als input. </text:p>
      <text:p text:style-name="P7">De hoek van de trapas moet wel nog verder gepreprocessed worden. Als mens weten wij dat een hoek van 0 en 2pi hetzelfde zijn, maar een computer weet dit niet. Voor de computer liggen deze ver uit elkaar. Het is voordelig om het algoritme op voorhand als te leren dat de data cyclisch is. Dit wordt berijkt door de sinus en cosinus van de hoek te nemen. Op de foto’s rechts ziet u dat de 2 omcirkelde punten in de bovenste foto hierdoor dicht bij elkaar gaan liggen.</text:p>
      <text:p text:style-name="P8"><text:soft-page-break/>Als basis experiment heb ik een situatie voorzien die als volgt gaat. De geteste algoritmes beginnen van nul, dus ze hebben nog geen data gezien. Gedurende een korte warmup periode leren ze bij. Tijdens deze periode wordt de cadans nog bepaald door het fietsermodel. Na de warmup neemt het model over. Als de fout tussen het fietsersmodel en de voorspelling te groot wordt (in dit geval groter dan 5), dan wordt er bijgeleerd. De trainingsdata is de toestand van de fiets van de afgelope 5 seconden gecombineerd met de verwachte cadans van het fietsersmodel. De experimenten worden telkens 10 keer herhaald om een beter zicht te hebben op de resultaten. <text:span text:style-name="T4">Elk experiment komt overeen met een rit van een half uur.</text:span> <text:span text:style-name="T4">De voornaamste performantie indicatoren zijn de MSE en het aantal keer trainen. De voorspellingen zouden zo dicht mogelijk bij de eigenlijke waarde moeten zitten en de fietser zou zo weinig mogelijk keer op de knop moeten duwen om de cadans te veranderen.</text:span></text:p>
      <text:p text:style-name="P8"/>
      <text:p text:style-name="P9">Ik heb verschillende ML modellen uitgetest waarond het PA algoritme, een lineaire perceptron en 2 regel gebaseerde modellen: een beslissingsboom en random forest. De 3 algoritmes maken deel uit van de machine learning bibliotheek genaamd scikit learn. Een bibliotheek geschreven in Python.</text:p>
      <text:p text:style-name="P9"/>
      <text:p text:style-name="P9">Het PA algoritme haalt zijn voorspellingen door de vermenigvuldiging van gewichten maal de input. Zoals de naam het al zegt, dit algoritme kan zich zowel aggressief als passief gedragen. Tijdens het trainen is het algoritme passief als de gemaakte fout kleiner is dan een zekere parameter. Indien de error groter is, reageert het algoritme aggresief. Dit beteken dat het PA algoritme de gewichten gaat updaten zodat de error gemaakt met de nieuwe gewichten kleiner is dan een epsilon. Bovendien is dit een online algoritme en zeer snel.</text:p>
      <text:p text:style-name="P9"/>
      <text:p text:style-name="P9">Scikit learn heeft dit basis algoritme niet, maar wel 2 versies: PA 1 en 2. Beide introduceren een agressiviteitsparameter C die bepaalt hoe aggressief de gewichten worden bijgewerkt. Dit is tevens een vorm van regularisatie.</text:p>
      <text:p text:style-name="P9"/>
      <text:p text:style-name="P10">Voor de evaluatie heb ik voor beide algoritmes de C parameter laten varriëren. De MSE ligt bij beide varianten rond de 14, wat tamelijk hoog is. Er is niet echt een verschil te merken tussen beide versies. Ook in de paper van Crammer et al. Was er bijna geen verschil tussen beide PA versies.</text:p>
      <text:p text:style-name="P10"/>
      <text:p text:style-name="P10">Het aantal keer trainen ligt aan de hoge kant. Er wordt minstens 110 keer getrained op een rit van een half uur. Dit is zeker een slechte prestatie.</text:p>
      <text:p text:style-name="P10"/>
      <text:p text:style-name="P11">Nu bekijken we de beslissingsbomen en het random forest. Een random forest is een combinatie van meerdere beslissingsbomen. De voorspelling is het gemiddelde wat elke boom voorspeld. Het voordeel van een beslissingsboom is de snelheid. Het kan wel niet zo goed om met ruis en is gekend om te overfitten. Dit wilt zeggen dat het niet goed veralgemenen. Een random forest is iets trager, aangezien er meerdere beslissingsbomen moeten gemaakt worden, maar nog steeds snel. Het kan beter om met ruis en convergeert zodat overfitting geen probleem is. </text:p>
      <text:p text:style-name="P11"/>
      <text:p text:style-name="P11">De parameters die ik heb bekeken zijn de diepte van een beslissingsboom en het aantal bomen in een random forest. De gemiddelde fout bij beide ligt al een stuk lager dan PA, zeker voor diepte 4 en 5. <text:span text:style-name="T5">Bij het aantal keer trainen zien we dezelfde trend. Diepte 3 moet ongeveer minstens 2 keer meer trainen bij een RF dan diepere bomen. We zien ook dat het RF op diepte 3 beter presteerd dan 1 beslissingsboom op diepte 3. Ten slotte heb ik de uitvoeringstijd van beide modellen bekeken. Het verschil tussen een beslissingsboom en een RF is zeer klein, wat goed nieuws is. Merk op dat diepte 3 er langer over doet dan dieper bomen, wat een onverwacht gedrag is. De reden hiervoor is dat er veel meer getrained moet worden op diepte 3 waardoor de uitvoerings tijd daalt. Diepere bomen moeten minder tijd besteden aan leren.</text:span></text:p>
      <text:p text:style-name="P11"/>
      <text:p text:style-name="P12"><text:soft-page-break/>De voorspellingen zijn ook sinusvormig. Wat zeker realistisch is. De cadans van een fietser versnelt op de neerwaardse beweging van de trappers en vertraagt wanneer deze vertikaal staan. Het doel van postprocessing is om ten eerste de voorspellingen af te vlakken, zodat de cadans niet al te vaak verspringt. Ten tweede zou postprocessing grote verschillen moeten opvangen zodat er geen schok is tijdens het trappen. Ik heb 2 technieken bekeken. Exponential smoothing en moving average.</text:p>
      <text:p text:style-name="P12"/>
      <text:p text:style-name="P12">Exponential smoothing heeft 1 parameter, de smoothing factor. En gebruikt de huidige voorspelling en de vorige instelling om een nieuwe instelling te voorzien. Deze techniek lost het probleem duidelijk niet op. Het moving average neemt het gemiddelde van de n laatste voorspellingen om een nieuwe instelling te voorzien. De grafiek is hier duidelijk afgevlakt. Dit is dus de betere techniek.</text:p>
      <text:p text:style-name="P9"/>
      <text:p text:style-name="P13">Tot nu toe waren alle updates deterministisch. Als het absoluut verschil tussen de voorspelling en het fietsersmodel groter was dan 5, dan wordt er geupdatete. Een mens werkt niet zo. Een mens gaat eerder willekeurig kiezen of de cadans goed is of niet. De ene keer kan een verschil van 5 draagbaar zijn, een andere keer erg de fietser zich eraan. Deze willekeurigheid zou dus ook gemodeleerd moeten worden om te zien of de modellen hiermee omkunnen. Was is dus de kans op het aanpassen van de cadans, gegeven het verschil tussen fietsersmodel en voorspelling. Dit moet ook onafhankelijk zijn van de gekozen simulatie frequentie.</text:p>
      <text:p text:style-name="P13">Ik heb gekozen om dit lineair te laten toenemen, met een knik bij 5, zoals te zien op de grafiek. Dit is echter nog niet onafhankelijk van de simulatie frequentie. Om dit op te lossen moet elk deel van die functie nog eens maal het verschil in tijd gedaan worden. </text:p>
      <text:p text:style-name="P13"/>
      <text:p text:style-name="P13">Na het uitvoeren van het experiment, met de nieuwe update-strategie. Heb ik gezien dat het aantal keer trainen vooral stijgt. Vaak wordt er 2-3 keer zoveel getrained als voordien. Dit is logisch want nu kan er op elk punt in de simulatie een update doorgevoerd worden. De error van de meeste modellen daalt gedurende deze experimenten. De voornaamste oorzaak is de hoeveelheid trainingsdata die nu beschikbaar is. Van de 3 modellen, presteert PA het slechts. De error steeg voor beide PA varianten. Hier heb ik besloten dat PA geen goed model is. Beslissingsbomen en RF van diepte 3 presteren hier ook slecht.</text:p>
      <text:p text:style-name="P13"/>
      <text:p text:style-name="P14">Ten slotte haal ik het probleem van conceptuele drift aan. Conceptuele drift is het veranderen van concept na verloop van tijd. Het concept is in dit geval <text:span text:style-name="T7">de freely chosen cadence van een fietser</text:span>. <text:span text:style-name="T6">Standaard hebben ML modellen geen manier om met deze drift om te gaan. Als het concept veranderd, dan daalt het aandeel van het oude concept in de trainingsset. Uiteindelijk is het nieuwe concept dominant en kan <text:s/>een defitge voorspelling gemaakt worden. Er moet dus een vorm van vergeten geïmplementeerd worden.</text:span> Er zijn 2 vormen die ik heb aangehaald. <text:span text:style-name="T7">Geleidelijke drift bij de cadansaanpassing is aanwezig. Maar dit veranderd zo traag dat dit niet relevant is. We spreken hier over een verandering van 3 rpm per decenium. De abrupte drift waarover ik spreek gaat over het veranderen van fietser. De fiets kan gebruikt worden door meerdere personen, en aangezien 2 personen niet op dezelfde manier fietsen. Is dit een abrupte drift. </text:span></text:p>
      <text:p text:style-name="P14"/>
      <text:p text:style-name="P14"><text:span text:style-name="T7">Ik heb enkel rekening gehouden met de abrupte drift en heb hiervoor 2 verschillende technieken geïmplementeerd: statisch schuivend venster en bevoordeelde reservoir sampling. Eerst een woordje uitleg over de technieken.</text:span></text:p>
      <text:p text:style-name="P14"/>
      <text:p text:style-name="P16">Statisch schuivend venster is de simpelste vorm van vergeten. Het venster heeft een bepaalde grootte, hier I. Op elk moment onthoudt het schuivend venster de i meest recente observaties. Als er een nieuwe observatie bijkomt, dan wordt de oudste verwijderd. Zoals gezegd is dit een enorm simpele techniek. Het start ook meteen met vergeten. Wanneer het concept veranderd, en er komt nieuwe data binnen. Wordt het oude concept meteen vergeten. Een nadeel is echter dat de correcte grootte van het venster moeilijk te vinden is. Dit is probleem onafhankelijk. Een te groot venster <text:soft-page-break/>zorgt ervoor dat er trager vergeten wordt. Een te klein venster kan mogelijk het hele concept niet bijhouden. Ten slotte kan ruizige data goede data uit het venster schuiven.</text:p>
      <text:p text:style-name="P16"/>
      <text:p text:style-name="P16">Bevoordeelde reservoir sampling leg ik uit met een voorbeeld.</text:p>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3T12:41:47.012000000</meta:creation-date>
    <dc:date>2019-06-23T19:53:33.771000000</dc:date>
    <meta:editing-duration>PT1H18M49S</meta:editing-duration>
    <meta:editing-cycles>6</meta:editing-cycles>
    <meta:generator>LibreOffice/6.2.0.3$Windows_X86_64 LibreOffice_project/98c6a8a1c6c7b144ce3cc729e34964b47ce25d62</meta:generator>
    <meta:document-statistic meta:table-count="0" meta:image-count="0" meta:object-count="0" meta:page-count="5" meta:paragraph-count="35" meta:word-count="2619" meta:character-count="16032" meta:non-whitespace-character-count="13438"/>
  </office:meta>
</office:document-meta>
</file>